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Courier New" fo:font-size="11pt" fo:language="es" fo:country="CO" style:font-size-asian="11pt"/>
    </style:style>
    <style:style style:name="P2" style:family="paragraph" style:parent-style-name="Standard">
      <style:text-properties style:font-name="Courier New" fo:font-size="11pt" fo:language="es" fo:country="CO" officeooo:rsid="0008a17e" officeooo:paragraph-rsid="0008a17e" style:font-size-asian="11pt"/>
    </style:style>
    <style:style style:name="P3" style:family="paragraph" style:parent-style-name="Standard">
      <style:text-properties officeooo:paragraph-rsid="000633b5"/>
    </style:style>
    <style:style style:name="P4" style:family="paragraph" style:parent-style-name="Standard">
      <style:text-properties officeooo:rsid="000633b5" officeooo:paragraph-rsid="000633b5"/>
    </style:style>
    <style:style style:name="P5" style:family="paragraph" style:parent-style-name="Standard">
      <style:text-properties officeooo:rsid="0006dc81" officeooo:paragraph-rsid="0006dc81"/>
    </style:style>
    <style:style style:name="T1" style:family="text">
      <style:text-properties style:font-name="Courier New" fo:font-size="11pt" fo:language="es" fo:country="CO" style:font-size-asian="11pt"/>
    </style:style>
    <style:style style:name="T2" style:family="text">
      <style:text-properties style:font-name="Courier New" fo:font-size="11pt" fo:language="es" fo:country="CO" officeooo:rsid="000633b5" style:font-size-asian="11pt"/>
    </style:style>
    <style:style style:name="T3" style:family="text">
      <style:text-properties style:font-name="Courier New" fo:font-size="11pt" fo:language="es" fo:country="CO" officeooo:rsid="0006dc81" style:font-size-asian="11pt"/>
    </style:style>
    <style:style style:name="T4" style:family="text">
      <style:text-properties style:font-name="Courier New" fo:font-size="11pt" fo:language="es" fo:country="CO" officeooo:rsid="000bf2d7" style:font-size-asian="11pt"/>
    </style:style>
    <style:style style:name="T5" style:family="text">
      <style:text-properties style:font-name="Courier New" fo:font-size="11pt" fo:language="es" fo:country="CO" officeooo:rsid="000d53c9" style:font-size-asian="11pt"/>
    </style:style>
    <style:style style:name="T6" style:family="text">
      <style:text-properties fo:language="es" fo:country="CO"/>
    </style:style>
    <style:style style:name="T7" style:family="text">
      <style:text-properties fo:color="#000000" style:font-name="Courier New" fo:font-size="10pt" style:font-size-asian="10pt"/>
    </style:style>
    <style:style style:name="T8" style:family="text">
      <style:text-properties fo:color="#a020f0" style:font-name="Courier New" fo:font-size="10pt" style:font-size-asian="10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1">## Reading Images</text:span></text:p>
      <text:p text:style-name="P1"/>
      <text:p text:style-name="Standard"><text:span text:style-name="T1">The [imread](http://www.mathworks.com/help/matlab/ref/imread.html) command is used in matlab to read images. </text:span></text:p>
      <text:p text:style-name="P1"/>
      <text:p text:style-name="Standard"><text:span text:style-name="T1">1. <text:s/>Look at the manual page for the command</text:span></text:p>
      <text:p text:style-name="Standard"><text:span text:style-name="T1">2. <text:s/>Read the ``5.1.12`` image</text:span></text:p>
      <text:p text:style-name="Standard"><text:span text:style-name="T1"><text:s text:c="4"/></text:span></text:p>
      <text:p text:style-name="Standard"><text:span text:style-name="T1"><text:s text:c="4"/>What is the dimension of the output?</text:span></text:p>
      <text:p text:style-name="P1"/>
      <text:p text:style-name="P3"><text:span text:style-name="T1"><text:s text:c="4"/>&gt; <text:s/></text:span><text:span text:style-name="T2">Imagen</text:span><text:span text:style-name="T1"> blanco y negro, </text:span><text:span text:style-name="T2">con una matriz de</text:span><text:span text:style-name="T1"> 256 x 256 </text:span><text:span text:style-name="T2">(</text:span><text:span text:style-name="T1">65.536) </text:span><text:span text:style-name="T2">pixeles</text:span><text:span text:style-name="T1"> de 8 bit</text:span><text:span text:style-name="T2">s.</text:span><text:span text:style-name="T1"> </text:span></text:p>
      <text:p text:style-name="P1"/>
      <text:p text:style-name="Standard"><text:span text:style-name="T1">3. <text:s/>Read the ``4.2.03`` image</text:span></text:p>
      <text:p text:style-name="Standard"><text:span text:style-name="T1"><text:s text:c="4"/>What is the dimension of the output?</text:span></text:p>
      <text:p text:style-name="P1"/>
      <text:p text:style-name="P3"><text:span text:style-name="T1"><text:s text:c="4"/>&gt; <text:s/></text:span><text:span text:style-name="T2">I</text:span><text:span text:style-name="T1">magen a color, </text:span><text:span text:style-name="T2">con una matriz de</text:span><text:span text:style-name="T1"> 512 x 512 x 3 (786.432 datos) cada uno de 8 bits. <text:s/></text:span></text:p>
      <text:p text:style-name="P1"/>
      <text:p text:style-name="Standard"><text:span text:style-name="T1">## Displaying Images</text:span></text:p>
      <text:p text:style-name="P1"/>
      <text:p text:style-name="Standard"><text:span text:style-name="T1">The following commands can be used for displaying images</text:span></text:p>
      <text:p text:style-name="P1"/>
      <text:p text:style-name="Standard"><text:span text:style-name="T1">- <text:s text:c="2"/>[image](http://www.mathworks.com/help/matlab/ref/image.html)</text:span></text:p>
      <text:p text:style-name="Standard"><text:span text:style-name="T1">- <text:s text:c="2"/>[imshow](http://www.mathworks.com/help/images/ref/imshow.html)</text:span></text:p>
      <text:p text:style-name="P1"/>
      <text:p text:style-name="Standard"><text:span text:style-name="T1">1. <text:s/>Look at their manual pages</text:span></text:p>
      <text:p text:style-name="Standard"><text:span text:style-name="T1">2. <text:s/>Try displaying the images read in the previous point using both commands</text:span></text:p>
      <text:p text:style-name="Standard"><text:span text:style-name="T1">3. <text:s/>What are the differences?</text:span></text:p>
      <text:p text:style-name="P1"/>
      <text:p text:style-name="Standard"><text:span text:style-name="T1"><text:s text:c="4"/>&gt; <text:s/>Con el comando [image] la im</text:span><text:span text:style-name="T2">a</text:span><text:span text:style-name="T1">gen 4.2.03 </text:span><text:span text:style-name="T2">se presenta en una ventana en la que visualiza la imagen con la escala vertical al lado izquierdo y horizontal en la parte inferior, estas escalas inician en el punto superior izquierdo. Tanto la escala como el tamaño de la imagen pueden ser modificadas al cambiar el tamaño de la ventana, no conservan la relación entre la altura y el ancho de la imagen original </text:span><text:span text:style-name="T3">y se ve con todos los colores</text:span><text:span text:style-name="T2">. </text:span><text:span text:style-name="T3">E</text:span><text:span text:style-name="T2">n el caso de la imagen 5.1.12 </text:span><text:span text:style-name="T3">se muestra con la escala de pixels desde 0 a 256 pero en un tono rojo, se pierde gran parte de la información con respecto al otro método de visualización de imágenes.</text:span></text:p>
      <text:p text:style-name="P4"/>
      <text:p text:style-name="P5"><text:span text:style-name="T3">C</text:span><text:span text:style-name="T1">on el comando [imshow]la imagen 4.2.03 se muestra a todo color, se conserva la escala entre la altura y el ancho al modificar el tamaño de la ventana. A diferencia del método [image] no se muestran las escalas y para la imagen 5.1.12 no se cambia el color de la imagen original, visualizándose en la escala de grises con lo que se puede observar toda la información de la imagen.</text:span></text:p>
      <text:p text:style-name="P1"/>
      <text:p text:style-name="Standard"><text:span text:style-name="T1">## Writing Images</text:span></text:p>
      <text:p text:style-name="P1"/>
      <text:p text:style-name="Standard"><text:span text:style-name="T1">The [imwrite](http://www.mathworks.com/help/matlab/ref/imwrite.html) image is used for writing images to disk</text:span></text:p>
      <text:p text:style-name="P1"/>
      <text:p text:style-name="Standard"><text:span text:style-name="T1">1. <text:s/>Look at the manual page</text:span></text:p>
      <text:p text:style-name="Standard"><text:soft-page-break/><text:span text:style-name="T1">2. <text:s/>Write one of the images from before as png and as jpg</text:span></text:p>
      <text:p text:style-name="Standard"><text:span text:style-name="T1">3. <text:s/>Write a matlab function that takes the path of an image and converts it to jpg</text:span></text:p>
      <text:p text:style-name="Standard"/>
      <text:p text:style-name="Standard"><text:span text:style-name="T7">close </text:span><text:span text:style-name="T8">all</text:span></text:p>
      <text:p text:style-name="Standard"><text:span text:style-name="T7">clear </text:span><text:span text:style-name="T8">all</text:span></text:p>
      <text:p text:style-name="Standard"><text:span text:style-name="T7">path = </text:span><text:span text:style-name="T8">'C:\Users\JUAN\Documents\MATLAB\misc\7.1.03.tiff'</text:span><text:span text:style-name="T7">;</text:span></text:p>
      <text:p text:style-name="Standard"><text:span text:style-name="T7">name = </text:span><text:span text:style-name="T8">'prueba2'</text:span><text:span text:style-name="T7">;</text:span></text:p>
      <text:p text:style-name="Standard"><text:span text:style-name="T7">format = </text:span><text:span text:style-name="T8">'jpg'</text:span><text:span text:style-name="T7">;</text:span></text:p>
      <text:p text:style-name="Standard"><text:span text:style-name="T7">nombre = strcat(name,</text:span><text:span text:style-name="T8">'.'</text:span><text:span text:style-name="T7">,format);</text:span></text:p>
      <text:p text:style-name="Standard"><text:span text:style-name="T7">im = imread(path);</text:span></text:p>
      <text:p text:style-name="Standard"><text:span text:style-name="T7">imwrite(im,nombre,format)</text:span></text:p>
      <text:p text:style-name="Standard"><text:span text:style-name="T1"/></text:p>
      <text:p text:style-name="P2"/>
      <text:p text:style-name="Standard"><text:span text:style-name="T1">## Matlab and the shell</text:span></text:p>
      <text:p text:style-name="P1"/>
      <text:p text:style-name="Standard"><text:span text:style-name="T1">### Shell from Matlab</text:span></text:p>
      <text:p text:style-name="P1"/>
      <text:p text:style-name="Standard"><text:span text:style-name="T1">It is possible to excecute bash commands from matlab by using the [system](http://www.mathworks.com/help/matlab/ref/system.html) command</text:span></text:p>
      <text:p text:style-name="Standard"><text:span text:style-name="T1">or by using a [bang](http://www.mathworks.com/help/matlab/matlab_env/run-external-commands-scripts-and-programs.html)</text:span></text:p>
      <text:p text:style-name="P1"/>
      <text:p text:style-name="Standard"><text:span text:style-name="T1">1. <text:s/>Look at the manual pages</text:span></text:p>
      <text:p text:style-name="Standard"><text:span text:style-name="T1">2. <text:s/>Try it (for example ``!ps``)</text:span></text:p>
      <text:p text:style-name="P1"/>
      <text:p text:style-name="Standard"><text:span text:style-name="T1">### Matlab from the shell</text:span></text:p>
      <text:p text:style-name="P1"/>
      <text:p text:style-name="Standard"><text:span text:style-name="T1">It is also possible to invoke matlab in a non interactive mode to run a script from the terminal. If the matlab</text:span></text:p>
      <text:p text:style-name="Standard"><text:span text:style-name="T1">binary is on the system PATH you can do something like this</text:span></text:p>
      <text:p text:style-name="P1"/>
      <text:p text:style-name="Standard"><text:span text:style-name="T1">```bash</text:span></text:p>
      <text:p text:style-name="Standard"><text:span text:style-name="T1">matlab -nodisplay -nosplash -r "write_jpg('boat.512.tiff'); exit"</text:span></text:p>
      <text:p text:style-name="Standard"><text:span text:style-name="T1"># or</text:span></text:p>
      <text:p text:style-name="Standard"><text:span text:style-name="T1">matlab -nodisplay -nosplash script.m"</text:span></text:p>
      <text:p text:style-name="Standard"><text:span text:style-name="T1">```</text:span></text:p>
      <text:p text:style-name="Standard"><text:span text:style-name="T1">If the command or script doesn't end in ``exit`` the matlab shell will stay open, and will block the bash script.</text:span></text:p>
      <text:p text:style-name="P1"/>
      <text:p text:style-name="Standard"><text:span text:style-name="T1">### Exercise</text:span></text:p>
      <text:p text:style-name="P1"/>
      <text:p text:style-name="Standard"><text:span text:style-name="T1">1. <text:s/>Create a script for converting all tiff images to jpeg</text:span></text:p>
      <text:p text:style-name="Standard"><text:span text:style-name="T1"><text:s text:c="4"/>- <text:s text:c="2"/>You may create a bash script that calls matlab</text:span></text:p>
      <text:p text:style-name="Standard"><text:span text:style-name="T1"><text:s text:c="4"/>- <text:s text:c="2"/>Or a matlab script that calls bash </text:span></text:p>
      <text:p text:style-name="Standard"><text:span text:style-name="T1"><text:s text:c="4"/>- <text:s text:c="2"/>Or both</text:span></text:p>
      <text:p text:style-name="Standard"><text:span text:style-name="T1">2. <text:s/>Save this script in the matlab lab folder of your git repository</text:span></text:p>
      <text:p text:style-name="P1"/>
      <text:p text:style-name="Standard"><text:span text:style-name="T1">## Filters</text:span></text:p>
      <text:p text:style-name="P1"/>
      <text:p text:style-name="Standard"><text:span text:style-name="T1">### Adding noise</text:span></text:p>
      <text:p text:style-name="P1"/>
      <text:p text:style-name="Standard"><text:span text:style-name="T1">The [imnoise](http://www.mathworks.com/help/images/ref/imnoise.html) command can be used to add noise to images.</text:span></text:p>
      <text:p text:style-name="Standard"><text:span text:style-name="T1">We can do this to simulate difficult capture conditions, and evaluate the </text:span><text:soft-page-break/><text:span text:style-name="T1">algorithms over difficult situations.</text:span></text:p>
      <text:p text:style-name="P1"/>
      <text:p text:style-name="Standard"><text:span text:style-name="T1">1. <text:s/>Read the manual page</text:span></text:p>
      <text:p text:style-name="Standard"><text:span text:style-name="T1">2. <text:s/>Try the diffente noise types, and save the noisy images to the repository (5 images)</text:span></text:p>
      <text:p text:style-name="Standard"><text:span text:style-name="T1">3. <text:s/>Try saving noisy images as jpg, what happens?</text:span></text:p>
      <text:p text:style-name="P1"/>
      <text:p text:style-name="Standard"><text:span text:style-name="T1"><text:s text:c="4"/>&gt; </text:span><text:span text:style-name="T4">En todos los casos cuando se guarda la imagen en formato jpg los componentes de ruido </text:span><text:span text:style-name="T5">se ven mas opacos, esto se ve con más claridad en el caso del ruido “salt &amp; pepper”, donde los puntos blancos no son tan brillantes como en la imágen de formato tiff.</text:span></text:p>
      <text:p text:style-name="P1"/>
      <text:p text:style-name="Standard"><text:span text:style-name="T1">### Median filter</text:span></text:p>
      <text:p text:style-name="P1"/>
      <text:p text:style-name="Standard"><text:span text:style-name="T1">These filters can be applied to a an image in order to remove noise. </text:span></text:p>
      <text:p text:style-name="Standard"><text:span text:style-name="T1">- <text:s text:c="2"/>To apply a mean filter create it with the function [fspecial](http://www.mathworks.com/help/images/ref/fspecial.html)</text:span></text:p>
      <text:p text:style-name="Standard"><text:span text:style-name="T1"><text:s text:c="4"/>and apply it with [imfilter](http://www.mathworks.com/help/images/ref/imfilter.html) </text:span></text:p>
      <text:p text:style-name="Standard"><text:span text:style-name="T1">- <text:s text:c="2"/>To apply a median filter use the function [medfilt2](http://www.mathworks.com/help/images/ref/medfilt2.html)</text:span></text:p>
      <text:p text:style-name="P1"/>
      <text:p text:style-name="Standard"><text:span text:style-name="T1">1. <text:s/>Read the manuals for the functions described above</text:span></text:p>
      <text:p text:style-name="Standard"><text:span text:style-name="T1">2. <text:s/>Try applying both kinds of filters to noisy images. Be sure to zoom in to see the effects</text:span></text:p>
      <text:p text:style-name="Standard"><text:span text:style-name="T1">3. <text:s/>Try different sizes for the filters</text:span></text:p>
      <text:p text:style-name="Standard"><text:span text:style-name="T1">4. <text:s/>Which filter works best for salt &amp; pepper noise?</text:span></text:p>
      <text:p text:style-name="P1"/>
      <text:p text:style-name="Standard"><text:span text:style-name="T1"><text:s text:c="4"/>&gt; Answer</text:span></text:p>
      <text:p text:style-name="P1"/>
      <text:p text:style-name="Standard"><text:span text:style-name="T1">For more on noise removal read http://www.mathworks.com/help/images/noise-removal.html</text:span></text:p>
      <text:p text:style-name="P1"/>
      <text:p text:style-name="Standard"><text:span text:style-name="T1">### Blur</text:span></text:p>
      <text:p text:style-name="P1"/>
      <text:p text:style-name="Standard"><text:span text:style-name="T1">To blur or smooth an image we can use the mean filter described above. We can also use the gaussian filter</text:span></text:p>
      <text:p text:style-name="Standard"><text:span text:style-name="T1">which can be otained from [fspecial](http://www.mathworks.com/help/images/ref/fspecial.html).</text:span></text:p>
      <text:p text:style-name="P1"/>
      <text:p text:style-name="Standard"><text:span text:style-name="T1">1. <text:s/>Smooth an image using average and gaussian filters</text:span></text:p>
      <text:p text:style-name="Standard"><text:span text:style-name="T1">2. <text:s/>Try different sizes for the filters</text:span></text:p>
      <text:p text:style-name="Standard"><text:span text:style-name="T1">3. <text:s/>What differences do you notice?</text:span></text:p>
      <text:p text:style-name="P1"/>
      <text:p text:style-name="Standard"><text:span text:style-name="T1"><text:s text:c="4"/>&gt; Answer</text:span></text:p>
      <text:p text:style-name="P1"/>
      <text:p text:style-name="Standard"><text:span text:style-name="T1">### Sharpen</text:span></text:p>
      <text:p text:style-name="P1"/>
      <text:p text:style-name="Standard"><text:span text:style-name="T1">The [imsharpen](http://www.mathworks.com/help/images/ref/imsharpen.html) function lets us sharpen an image. </text:span></text:p>
      <text:p text:style-name="P1"/>
      <text:p text:style-name="Standard"><text:span text:style-name="T1">1. <text:s/>Sharp the ``5.1.12`` image. What do you notice?</text:span></text:p>
      <text:p text:style-name="P1"/>
      <text:p text:style-name="Standard"><text:span text:style-name="T1"><text:s text:c="4"/>&gt; Answer</text:span></text:p>
      <text:p text:style-name="P1"><text:soft-page-break/></text:p>
      <text:p text:style-name="Standard"><text:span text:style-name="T1">2. <text:s/>Sharp a blurred image. What do you notice?</text:span></text:p>
      <text:p text:style-name="P1"/>
      <text:p text:style-name="Standard"><text:span text:style-name="T1"><text:s text:c="4"/>&gt; Answer</text:span></text:p>
      <text:p text:style-name="P1"/>
      <text:p text:style-name="Standard"><text:span text:style-name="T1">### Edge detection</text:span></text:p>
      <text:p text:style-name="P1"/>
      <text:p text:style-name="Standard"><text:span text:style-name="T1">The following filters from fspecil can be used to enhance edges in an image</text:span></text:p>
      <text:p text:style-name="Standard"><text:span text:style-name="T1">- <text:s text:c="2"/>laplacian</text:span></text:p>
      <text:p text:style-name="Standard"><text:span text:style-name="T1">- <text:s text:c="2"/>log</text:span></text:p>
      <text:p text:style-name="Standard"><text:span text:style-name="T1">- <text:s text:c="2"/>prewitt</text:span></text:p>
      <text:p text:style-name="Standard"><text:span text:style-name="T1">- <text:s text:c="2"/>sobel</text:span></text:p>
      <text:p text:style-name="P1"/>
      <text:p text:style-name="Standard"><text:span text:style-name="T1">Notice that the last two filters detect horizontal edges, in order to detect vertical edges you have to transpose them.</text:span></text:p>
      <text:p text:style-name="P1"/>
      <text:p text:style-name="Standard"><text:span text:style-name="T1">1. <text:s/>Try applying this filters</text:span></text:p>
      <text:p text:style-name="Standard"><text:span text:style-name="T1">2. <text:s/>What is the difference between prewitt and sobel?</text:span></text:p>
      <text:p text:style-name="P1"/>
      <text:p text:style-name="Standard"><text:span text:style-name="T1"><text:s text:c="4"/>&gt; Answer</text:span></text:p>
      <text:p text:style-name="P1"/>
      <text:p text:style-name="Standard"><text:span text:style-name="T1">More sophisticated methods for finding edges can be found in the following pages</text:span></text:p>
      <text:p text:style-name="Standard"><text:span text:style-name="T1"><text:s text:c="4"/>- <text:s text:c="2"/>http://www.mathworks.com/discovery/edge-detection.html</text:span></text:p>
      <text:p text:style-name="Standard"><text:span text:style-name="T1"><text:s text:c="4"/>- <text:s text:c="2"/>http://www.mathworks.com/help/images/ref/edge.html</text:span></text:p>
      <text:p text:style-name="P1"/>
      <text:p text:style-name="Standard"><text:span text:style-name="T1">### More</text:span></text:p>
      <text:p text:style-name="P1"/>
      <text:p text:style-name="Standard"><text:span text:style-name="T1">For more filtering operations look at http://www.mathworks.com/help/images/linear-filtering.html</text:span></text:p>
      <text:p text:style-name="P1"/>
      <text:p text:style-name="Standard"><text:span text:style-name="T1">## Color Spaces</text:span></text:p>
      <text:p text:style-name="P1"/>
      <text:p text:style-name="Standard"><text:span text:style-name="T1">As seen on the section on reading image, color images are represented by matrices with 4 dimensios.</text:span></text:p>
      <text:p text:style-name="Standard"><text:span text:style-name="T1">The [color](http://www.mathworks.com/help/images/color.html) matlab module contains functions for moving between</text:span></text:p>
      <text:p text:style-name="Standard"><text:span text:style-name="T1">color spaces.</text:span></text:p>
      <text:p text:style-name="P1"/>
      <text:p text:style-name="Standard"><text:span text:style-name="T1">1. <text:s/>Load the ``4.2.03.tiff`` image (Mandril).</text:span></text:p>
      <text:p text:style-name="Standard"><text:span text:style-name="T1">2. <text:s/>Split it into the three color channels</text:span></text:p>
      <text:p text:style-name="Standard"><text:span text:style-name="T1"><text:s text:c="4"/></text:span></text:p>
      <text:p text:style-name="Standard"><text:span text:style-name="T1"><text:s text:c="4"/>```matlab</text:span></text:p>
      <text:p text:style-name="Standard"><text:span text:style-name="T1"><text:s text:c="4"/>img=imread('4.2.03.tiff');</text:span></text:p>
      <text:p text:style-name="Standard"><text:span text:style-name="T1"><text:s text:c="4"/>r = img(:,:,1);</text:span></text:p>
      <text:p text:style-name="Standard"><text:span text:style-name="T1"><text:s text:c="4"/>g = img(:,:,2);</text:span></text:p>
      <text:p text:style-name="Standard"><text:span text:style-name="T1"><text:s text:c="4"/>b = img(:,:,3);</text:span></text:p>
      <text:p text:style-name="Standard"><text:span text:style-name="T1"><text:s text:c="4"/>```</text:span></text:p>
      <text:p text:style-name="Standard"><text:span text:style-name="T1">3. <text:s/>Look at the three channels simultaneusly</text:span></text:p>
      <text:p text:style-name="P1"/>
      <text:p text:style-name="Standard"><text:span text:style-name="T1"><text:s text:c="4"/>```matlab</text:span></text:p>
      <text:p text:style-name="Standard"><text:span text:style-name="T1"><text:s text:c="4"/>figure;</text:span></text:p>
      <text:p text:style-name="Standard"><text:span text:style-name="T1"><text:s text:c="4"/>subplot(2,2,1), subimage(img);</text:span></text:p>
      <text:p text:style-name="Standard"><text:span text:style-name="T1"><text:s text:c="4"/>subplot(2,2,2), subimage(r);</text:span></text:p>
      <text:p text:style-name="Standard"><text:soft-page-break/><text:span text:style-name="T1"><text:s text:c="4"/>subplot(2,2,3), subimage(g);</text:span></text:p>
      <text:p text:style-name="Standard"><text:span text:style-name="T1"><text:s text:c="4"/>subplot(2,2,4), subimage(b);</text:span></text:p>
      <text:p text:style-name="Standard"><text:span text:style-name="T1"><text:s text:c="4"/>```</text:span></text:p>
      <text:p text:style-name="Standard"><text:span text:style-name="T1"><text:s text:c="4"/></text:span></text:p>
      <text:p text:style-name="Standard"><text:span text:style-name="T1">4. <text:s/>Save the mosaic as a png file</text:span></text:p>
      <text:p text:style-name="Standard"><text:span text:style-name="T1"><text:s text:c="4"/></text:span></text:p>
      <text:p text:style-name="Standard"><text:span text:style-name="T1"><text:s text:c="4"/>```matlab</text:span></text:p>
      <text:p text:style-name="Standard"><text:span text:style-name="T1"><text:s text:c="4"/>print ('-dpng','rgb_mosaic.png');</text:span></text:p>
      <text:p text:style-name="Standard"><text:span text:style-name="T1"><text:s text:c="4"/>```</text:span></text:p>
      <text:p text:style-name="Standard"><text:span text:style-name="T1">5. <text:s/>Transform the image to the following color spaces and repeat the exercise</text:span></text:p>
      <text:p text:style-name="Standard"><text:span text:style-name="T1"><text:s text:c="4"/>- <text:s text:c="2"/>ycbcr</text:span></text:p>
      <text:p text:style-name="Standard"><text:span text:style-name="T1"><text:s text:c="4"/>- <text:s text:c="2"/>lab</text:span></text:p>
      <text:p text:style-name="Standard"><text:span text:style-name="T1"><text:s text:c="4"/>- <text:s text:c="2"/>hsv (use [rgb2hsv](http://www.mathworks.com/help/matlab/ref/rgb2hsv.html))</text:span></text:p>
      <text:p text:style-name="P1"/>
      <text:p text:style-name="Standard"><text:span text:style-name="T1">6. <text:s/>Save all the mosaics in your github repository</text:span></text:p>
      <text:p text:style-name="P1"/>
      <text:p text:style-name="Standard"><text:span text:style-name="T1">## Pyramids</text:span></text:p>
      <text:p text:style-name="P1"/>
      <text:p text:style-name="Standard"><text:span text:style-name="T1">The [impyramid](http://www.mathworks.com/help/images/ref/impyramid.html) function creates gaussian pyramids from an image.</text:span></text:p>
      <text:p text:style-name="P1"/>
      <text:p text:style-name="Standard"><text:span text:style-name="T1">1. <text:s/>Read the manual page</text:span></text:p>
      <text:p text:style-name="Standard"><text:span text:style-name="T1">2. <text:s/>Create a four level pyramid from the ``5.1.12`` clock <text:s/>image</text:span></text:p>
      <text:p text:style-name="Standard"><text:span text:style-name="T1">3. <text:s/>At what level does the people in the picture dissappear?</text:span></text:p>
      <text:p text:style-name="P1"/>
      <text:p text:style-name="Standard"><text:span text:style-name="T1"><text:s text:c="4"/>&gt; <text:s text:c="2"/>Answer</text:span></text:p>
      <text:p text:style-name="Standard"><text:span text:style-name="T1"><text:s text:c="4"/></text:span></text:p>
      <text:p text:style-name="Standard"><text:span text:style-name="T1">4. <text:s/>At what level does the numbers in the clock disappear?</text:span></text:p>
      <text:p text:style-name="P1"/>
      <text:p text:style-name="Standard"><text:span text:style-name="T1"><text:s text:c="4"/>&gt; <text:s text:c="2"/>Answer</text:span></text:p>
      <text:p text:style-name="P1"/>
      <text:p text:style-name="Standard"><text:span text:style-name="T1">## Template Matching</text:span></text:p>
      <text:p text:style-name="P1"/>
      <text:p text:style-name="Standard"><text:span text:style-name="T1">The [norm2corrx](http://www.mathworks.com/help/images/ref/normxcorr2.htm) can be used to look for patterns in an image.</text:span></text:p>
      <text:p text:style-name="P1"/>
      <text:p text:style-name="Standard"><text:span text:style-name="T1">1. <text:s/>Download the ``sequences.tar.gz`` file (from guitaca or sipi) and decompress it</text:span></text:p>
      <text:p text:style-name="Standard"><text:span text:style-name="T1">2. <text:s/>Go to the sequences directory</text:span></text:p>
      <text:p text:style-name="Standard"><text:span text:style-name="T1">3. <text:s/>Read the ``motion04.512.tiff`` image</text:span></text:p>
      <text:p text:style-name="Standard"><text:span text:style-name="T1">4. <text:s/>Use the ``imcrop`` comand to crop the train at the right side of the figure</text:span></text:p>
      <text:p text:style-name="Standard"><text:span text:style-name="T1"><text:s text:c="4"/></text:span></text:p>
      <text:p text:style-name="Standard"><text:span text:style-name="T1"><text:s text:c="4"/>```matlab</text:span></text:p>
      <text:p text:style-name="Standard"><text:span text:style-name="T1"><text:s text:c="4"/>[train,square] = imcrop(image);</text:span></text:p>
      <text:p text:style-name="Standard"><text:span text:style-name="T1"><text:s text:c="4"/>```</text:span></text:p>
      <text:p text:style-name="Standard"><text:span text:style-name="T1">5. <text:s/>Now use [normxcorr2](http://www.mathworks.com/help/images/ref/normxcorr2.htm) to locate the train back in the image</text:span></text:p>
      <text:p text:style-name="P1"/>
      <text:p text:style-name="Standard"><text:span text:style-name="T1"><text:s text:c="4"/>```matlab</text:span></text:p>
      <text:p text:style-name="Standard"><text:span text:style-name="T1"><text:s text:c="4"/>c=normxcorr2(train,image);</text:span></text:p>
      <text:p text:style-name="Standard"><text:soft-page-break/><text:span text:style-name="T1"><text:s text:c="4"/>% c is correlation from -1 to 1</text:span></text:p>
      <text:p text:style-name="Standard"><text:span text:style-name="T1"><text:s text:c="4"/>[sx,sy] = size(image);</text:span></text:p>
      <text:p text:style-name="Standard"><text:span text:style-name="T1"><text:s text:c="4"/>d=floor(size(train)/2);</text:span></text:p>
      <text:p text:style-name="Standard"><text:span text:style-name="T1"><text:s text:c="4"/>dx=d(1);</text:span></text:p>
      <text:p text:style-name="Standard"><text:span text:style-name="T1"><text:s text:c="4"/>dy=d(2);</text:span></text:p>
      <text:p text:style-name="Standard"><text:span text:style-name="T1"><text:s text:c="4"/>%Remove borders from c2 to make it the same size as image</text:span></text:p>
      <text:p text:style-name="Standard"><text:span text:style-name="T1"><text:s text:c="4"/>c2=c(dx+1:sx+dx,dy+1:sy+dy);</text:span></text:p>
      <text:p text:style-name="Standard"><text:span text:style-name="T1"><text:s text:c="4"/>%lets accentuate it more</text:span></text:p>
      <text:p text:style-name="Standard"><text:span text:style-name="T1"><text:s text:c="4"/>c3=c2.^3;</text:span></text:p>
      <text:p text:style-name="Standard"><text:span text:style-name="T1"><text:s text:c="4"/>%convert it into an image from 0 to 1</text:span></text:p>
      <text:p text:style-name="Standard"><text:span text:style-name="T1"><text:s text:c="4"/>cr=0.5+0.5*c3;</text:span></text:p>
      <text:p text:style-name="Standard"><text:span text:style-name="T1"><text:s text:c="4"/>%leave the original image as the luminance channel</text:span></text:p>
      <text:p text:style-name="Standard"><text:span text:style-name="T1"><text:s text:c="4"/>y=mat2gray(image);</text:span></text:p>
      <text:p text:style-name="Standard"><text:span text:style-name="T1"><text:s text:c="4"/>%empty cb channel</text:span></text:p>
      <text:p text:style-name="Standard"><text:span text:style-name="T1"><text:s text:c="4"/>cb=0.5*ones(size(image));</text:span></text:p>
      <text:p text:style-name="Standard"><text:span text:style-name="T1"><text:s text:c="4"/>%join the three channels</text:span></text:p>
      <text:p text:style-name="Standard"><text:span text:style-name="T1"><text:s text:c="4"/>ycbcr=cat(3,y,cb,cr);</text:span></text:p>
      <text:p text:style-name="Standard"><text:span text:style-name="T1"><text:s text:c="4"/>rgb=ycbcr2rgb(ycbcr);</text:span></text:p>
      <text:p text:style-name="Standard"><text:span text:style-name="T1"><text:s text:c="4"/>imshow(rgb);</text:span></text:p>
      <text:p text:style-name="Standard"><text:span text:style-name="T1"><text:s text:c="4"/>```</text:span></text:p>
      <text:p text:style-name="Standard"><text:span text:style-name="T1">6. <text:s/>Explain what the above code does</text:span></text:p>
      <text:p text:style-name="P1"/>
      <text:p text:style-name="Standard"><text:span text:style-name="T1"><text:s text:c="4"/>&gt; Answer</text:span></text:p>
      <text:p text:style-name="Standard"><text:span text:style-name="T1"><text:s text:c="4"/></text:span></text:p>
      <text:p text:style-name="Standard"><text:span text:style-name="T1">7. <text:s/>Now lets find the train in the next frame, read image ``motion05.512.tiff``.</text:span></text:p>
      <text:p text:style-name="Standard"><text:span text:style-name="T1">8. <text:s/>Apply the procedure written above to it (use the train template from the past frame)</text:span></text:p>
      <text:p text:style-name="Standard"><text:span text:style-name="T1">9. <text:s/>What are the limitations of this method?</text:span></text:p>
      <text:p text:style-name="P1"/>
      <text:p text:style-name="Standard"><text:span text:style-name="T1"><text:s text:c="4"/>&gt; Answer</text:span></text:p>
      <text:p text:style-name="P1"/>
      <text:p text:style-name="Standard"><text:span text:style-name="T1">See [here](http://www.mathworks.com/help/images/examples/registering-an-image-using-normalized-cross-correlation.html)</text:span></text:p>
      <text:p text:style-name="Standard"><text:span text:style-name="T1">another example.</text:span></text:p>
      <text:p text:style-name="P1"/>
      <text:p text:style-name="Standard"><text:span text:style-name="T1">## End</text:span></text:p>
      <text:p text:style-name="P1"/>
      <text:p text:style-name="Standard"><text:span text:style-name="T1">Don't forget to commit and push your answers and images to github</text:span></text:p>
      <text:p text:style-name="P1"/>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O"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s" fo:country="CO"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19:45:09.233000000</meta:creation-date>
    <dc:date>2015-02-17T12:14:20.962000000</dc:date>
    <meta:editing-duration>PT1H39M47S</meta:editing-duration>
    <meta:editing-cycles>3</meta:editing-cycles>
    <meta:generator>LibreOffice/4.3.5.2$Windows_x86 LibreOffice_project/3a87456aaa6a95c63eea1c1b3201acedf0751bd5</meta:generator>
    <meta:document-statistic meta:table-count="0" meta:image-count="0" meta:object-count="0" meta:page-count="6" meta:paragraph-count="185" meta:word-count="1296" meta:character-count="8957" meta:non-whitespace-character-count="7457"/>
  </office:meta>
</office:document-meta>
</file>